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a28" officeooo:paragraph-rsid="00060a28"/>
    </style:style>
    <style:style style:name="P2" style:family="paragraph" style:parent-style-name="Header">
      <style:paragraph-properties fo:text-align="end" style:justify-single-word="false"/>
      <style:text-properties officeooo:rsid="00060a28" officeooo:paragraph-rsid="00060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7 (12, 44, 48, 89)</text:p>
      <text:p text:style-name="P1"/>
      <text:p text:style-name="P1">12.)<text:tab/>8 row, 10 columns</text:p>
      <text:p text:style-name="P1"><text:tab/>8*10 = 80 elements</text:p>
      <text:p text:style-name="P1"><text:tab/>sales[7][9] = 8;</text:p>
      <text:p text:style-name="P1"/>
      <text:p text:style-name="P1">44.)<text:tab/>int grades[30][10]; // not initialized</text:p>
      <text:p text:style-name="P1"/>
      <text:p text:style-name="P1">48.)<text:tab/>for (int i = 0; i &lt; 10; i++) {<text:line-break/><text:tab/><text:tab/> for(int j = 0; j &lt; 30; j++) {<text:line-break/> <text:tab/><text:tab/><text:tab/>total += values[i][j];</text:p>
      <text:p text:style-name="P1"><text:tab/><text:tab/>}</text:p>
      <text:p text:style-name="P1"><text:tab/>}</text:p>
      <text:p text:style-name="P1"/>
      <text:p text:style-name="P1">89.) <text:tab/>The function argument, nums, is declared with a row size and no column size. The row size is not needed here, but the column size is. It could be declared as “int nums[][5]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0a28" officeooo:paragraph-rsid="00060a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7369992</text:p>
        <text:p text:style-name="MP1">CS 250, Spring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5:09:34.664000000</meta:creation-date>
    <dc:date>2018-01-31T15:15:58.205000000</dc:date>
    <meta:editing-duration>PT6M23S</meta:editing-duration>
    <meta:editing-cycles>1</meta:editing-cycles>
    <meta:document-statistic meta:table-count="0" meta:image-count="0" meta:object-count="0" meta:page-count="1" meta:paragraph-count="12" meta:word-count="90" meta:character-count="445" meta:non-whitespace-character-count="354"/>
    <meta:generator>LibreOffice/5.4.3.2$Windows_X86_64 LibreOffice_project/92a7159f7e4af62137622921e809f8546db437e5</meta:generator>
  </office:meta>
</office:document-meta>
</file>